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color="#ffffff" style:font-name="Arial Black" fo:font-size="48pt" fo:font-style="normal" fo:font-weight="bold" style:font-size-asian="48pt" style:font-size-complex="48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style:font-name="Arial Black" fo:font-size="48pt" fo:font-style="normal" fo:font-weight="bold" style:font-size-asian="48pt" style:font-size-complex="48pt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48pt" fo:font-style="normal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uchu Święty przyjdź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0cm" presentation:class="title" presentation:user-transformed="true">
          <draw:text-box>
            <text:p text:style-name="P4"><text:span text:style-name="T1">Każdy spragniony i słaby dziś</text:span><text:span text:style-name="T1"><text:line-break/></text:span><text:span text:style-name="T1">Niech przyjdzie do źródła,</text:span><text:span text:style-name="T1"><text:line-break/></text:span><text:span text:style-name="T1">W wodzie życia zanurzy się,</text:span><text:span text:style-name="T1"><text:line-break/></text:span><text:span text:style-name="T1">Ból i cierpienie</text:span><text:span text:style-name="T1"><text:line-break/></text:span><text:span text:style-name="T1">niech odpłyną w dal,</text:span><text:span text:style-name="T1"><text:line-break/></text:span><text:span text:style-name="T1">W morzu miłości</text:span><text:span text:style-name="T1"><text:line-break/></text:span><text:span text:style-name="T1">serca uleczy dzisiaj Pa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1">Duchu Święty przyjdź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0cm" presentation:class="title" presentation:user-transformed="true">
          <draw:text-box>
            <text:p text:style-name="P4"><text:span text:style-name="T1">Każdy spragniony i słaby dziś</text:span><text:span text:style-name="T1"><text:line-break/></text:span><text:span text:style-name="T1">Niech przyjdzie do źródła,</text:span><text:span text:style-name="T1"><text:line-break/></text:span><text:span text:style-name="T1">W wodzie życia zanurzy się,</text:span><text:span text:style-name="T1"><text:line-break/></text:span><text:span text:style-name="T1">Ból i cierpienie</text:span><text:span text:style-name="T1"><text:line-break/></text:span><text:span text:style-name="T1">niech odpłyną w dal,</text:span><text:span text:style-name="T1"><text:line-break/></text:span><text:span text:style-name="T1">W morzu miłości</text:span><text:span text:style-name="T1"><text:line-break/></text:span><text:span text:style-name="T1">serca uleczy dzisiaj Pa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1">Panie Jezu przyjdź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0cm" presentation:class="title" presentation:user-transformed="true">
          <draw:text-box>
            <text:p text:style-name="P4"><text:span text:style-name="T1">Każdy spragniony i słaby dziś</text:span><text:span text:style-name="T1"><text:line-break/></text:span><text:span text:style-name="T1">Niech przyjdzie do źródła,</text:span><text:span text:style-name="T1"><text:line-break/></text:span><text:span text:style-name="T1">W wodzie życia zanurzy się,</text:span><text:span text:style-name="T1"><text:line-break/></text:span><text:span text:style-name="T1">Ból i cierpienie</text:span><text:span text:style-name="T1"><text:line-break/></text:span><text:span text:style-name="T1">niech odpłyną w dal,</text:span><text:span text:style-name="T1"><text:line-break/></text:span><text:span text:style-name="T1">W morzu miłości</text:span><text:span text:style-name="T1"><text:line-break/></text:span><text:span text:style-name="T1">serca uleczy dzisiaj Pa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1">Abba Ojcze przyjdź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0cm" presentation:class="title" presentation:user-transformed="true">
          <draw:text-box>
            <text:p text:style-name="P4"><text:span text:style-name="T1">Każdy spragniony i słaby dziś</text:span><text:span text:style-name="T1"><text:line-break/></text:span><text:span text:style-name="T1">Niech przyjdzie do źródła,</text:span><text:span text:style-name="T1"><text:line-break/></text:span><text:span text:style-name="T1">W wodzie życia zanurzy się,</text:span><text:span text:style-name="T1"><text:line-break/></text:span><text:span text:style-name="T1">Ból i cierpienie</text:span><text:span text:style-name="T1"><text:line-break/></text:span><text:span text:style-name="T1">niech odpłyną w dal,</text:span><text:span text:style-name="T1"><text:line-break/></text:span><text:span text:style-name="T1">W morzu miłości</text:span><text:span text:style-name="T1"><text:line-break/></text:span><text:span text:style-name="T1">serca uleczy dzisiaj Pa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1">Trójco Święta przyjdź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7-01-02T18:59:40</meta:creation-date>
    <dc:date>2015-01-25T22:11:21.850000000</dc:date>
    <dc:language>pl-PL</dc:language>
    <meta:editing-cycles>32</meta:editing-cycles>
    <meta:editing-duration>PT1H17M8S</meta:editing-duration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